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pchar="urn:cleverage:xmlns:post-processings:characters" xmlns:o="urn:schemas-microsoft-com:office:office" xmlns:fo="urn:oasis:names:tc:opendocument:xmlns:xsl-fo-compatible:1.0" xmlns:dc="http://purl.org/dc/elements/1.1/" xmlns:draw="urn:oasis:names:tc:opendocument:xmlns:drawing:1.0" xmlns:svg="urn:oasis:names:tc:opendocument:xmlns:svg-compatible:1.0" xmlns:pcut="urn:cleverage:xmlns:post-processings:pcut" xmlns:text="urn:oasis:names:tc:opendocument:xmlns:text:1.0" xmlns:style="urn:oasis:names:tc:opendocument:xmlns:style:1.0">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mbria" svg:font-family="Cambria" style:font-family-generic="roman" style:font-pitch="variable"/>
  </office:font-face-decls>
  <office:automatic-styles>
    <style:style style:name="MonoElementm0m0m0m10m0m0m" style:family="paragraph" style:master-page-name="Standard">
      <style:paragraph-properties fo:margin-top="0cm" fo:margin-bottom=".353cm" fo:margin-left="0cm" fo:margin-right="0cm" fo:text-indent="0cm" fo:widows="2" fo:orphans="2"/>
    </style:style>
    <style:style style:name="MonoElementm0m0m0m0m10m0m0m" style:family="text">
      <style:text-properties fo:font-weight="bold"/>
    </style:style>
    <style:style style:name="MonoElementm1m0m0m0m10m0m0m" style:family="text">
      <style:text-properties fo:font-weight="bold"/>
    </style:style>
    <style:style style:name="MonoElementm1m0m0m10m0m0m" style:family="paragraph">
      <style:paragraph-properties fo:margin-top="0cm" fo:margin-bottom=".353cm" fo:margin-left="0cm" fo:margin-right="0cm" fo:text-indent="0cm" fo:widows="2" fo:orphans="2"/>
    </style:style>
    <style:style style:name="MonoElementm2m0m0m10m0m0m" style:family="paragraph">
      <style:paragraph-properties fo:margin-top="0cm" fo:margin-bottom=".353cm" fo:margin-left="0cm" fo:margin-right="0cm" fo:text-indent="0cm" fo:widows="2" fo:orphans="2"/>
    </style:style>
    <style:style style:name="MonoElementm3m0m0m10m0m0m" style:family="paragraph">
      <style:paragraph-properties fo:margin-top="0cm" fo:margin-bottom=".353cm" fo:margin-left="0cm" fo:margin-right="0cm" fo:text-indent="0cm" fo:widows="2" fo:orphans="2"/>
    </style:style>
    <style:style style:name="MonoElementm0m3m0m0m10m0m0m" style:family="text">
      <style:text-properties fo:font-weight="bold"/>
    </style:style>
    <style:style style:name="MonoElementm1m3m0m0m10m0m0m" style:family="text">
      <style:text-properties fo:font-weight="bold"/>
    </style:style>
    <style:style style:name="MonoElementm4m0m0m10m0m0m" style:family="paragraph" style:parent-style-name="ListParagraph">
      <style:paragraph-properties style:tab-stop-distance="1.27cm" fo:margin-bottom="0cm" fo:margin-left="1.27cm" fo:text-indent="0cm" fo:margin-right="0cm" fo:widows="2" fo:orphans="2"/>
    </style:style>
    <style:style style:name="MonoElementm5m0m0m10m0m0m" style:family="paragraph" style:parent-style-name="ListParagraph">
      <style:paragraph-properties style:tab-stop-distance="1.27cm" fo:margin-top="0cm" fo:margin-bottom="0cm" fo:margin-left="1.27cm" fo:text-indent="0cm" fo:margin-right="0cm" fo:widows="2" fo:orphans="2"/>
    </style:style>
    <style:style style:name="MonoElementm1m5m0m0m10m0m0m" style:family="text">
      <style:text-properties fo:font-weight="bold"/>
    </style:style>
    <style:style style:name="MonoElementm6m0m0m10m0m0m" style:family="paragraph" style:parent-style-name="ListParagraph">
      <style:paragraph-properties style:tab-stop-distance="1.27cm" fo:margin-top="0cm" fo:margin-bottom="0cm" fo:margin-left="1.27cm" fo:text-indent="0cm" fo:margin-right="0cm" fo:widows="2" fo:orphans="2"/>
    </style:style>
    <style:style style:name="MonoElementm7m0m0m10m0m0m" style:family="paragraph" style:parent-style-name="ListParagraph">
      <style:paragraph-properties style:tab-stop-distance="1.27cm" fo:margin-top="0cm" fo:margin-bottom="0cm" fo:margin-left="1.27cm" fo:text-indent="0cm" fo:margin-right="0cm" fo:widows="2" fo:orphans="2"/>
    </style:style>
    <style:style style:name="MonoElementm8m0m0m10m0m0m" style:family="paragraph" style:parent-style-name="ListParagraph">
      <style:paragraph-properties style:tab-stop-distance="1.27cm" fo:margin-top="0cm" fo:margin-bottom="0cm" fo:margin-left="1.27cm" fo:text-indent="0cm" fo:margin-right="0cm" fo:widows="2" fo:orphans="2"/>
    </style:style>
    <style:style style:name="MonoElementm9m0m0m10m0m0m" style:family="paragraph" style:parent-style-name="ListParagraph">
      <style:paragraph-properties style:tab-stop-distance="1.27cm" fo:margin-top="0cm" fo:margin-bottom="0cm" fo:margin-left="1.27cm" fo:text-indent="0cm" fo:margin-right="0cm" fo:widows="2" fo:orphans="2"/>
    </style:style>
    <style:style style:name="MonoElementm10m0m0m10m0m0m" style:family="paragraph" style:parent-style-name="ListParagraph">
      <style:paragraph-properties style:tab-stop-distance="1.27cm" fo:margin-top="0cm" fo:margin-bottom="0cm" fo:margin-left="1.27cm" fo:text-indent="0cm" fo:margin-right="0cm" fo:widows="2" fo:orphans="2"/>
    </style:style>
    <style:style style:name="MonoElementm11m0m0m10m0m0m" style:family="paragraph" style:parent-style-name="ListParagraph">
      <style:paragraph-properties style:tab-stop-distance="1.27cm" fo:margin-top="0cm" fo:margin-bottom="0cm" fo:margin-left="1.27cm" fo:text-indent="0cm" fo:margin-right="0cm" fo:widows="2" fo:orphans="2"/>
    </style:style>
    <style:style style:name="MonoElementm12m0m0m10m0m0m" style:family="paragraph" style:parent-style-name="ListParagraph">
      <style:paragraph-properties style:tab-stop-distance="1.27cm" fo:margin-top="0cm" fo:margin-bottom="0cm" fo:margin-left="1.27cm" fo:text-indent="0cm" fo:margin-right="0cm" fo:widows="2" fo:orphans="2"/>
    </style:style>
    <style:style style:name="MonoElementm1m12m0m0m10m0m0m" style:family="text">
      <style:text-properties fo:font-weight="bold"/>
    </style:style>
    <style:style style:name="MonoElementm13m0m0m10m0m0m" style:family="paragraph" style:parent-style-name="ListParagraph">
      <style:paragraph-properties style:tab-stop-distance="1.27cm" fo:margin-top="0cm" fo:margin-bottom="0cm" fo:margin-left="1.27cm" fo:text-indent="0cm" fo:margin-right="0cm" fo:widows="2" fo:orphans="2"/>
    </style:style>
    <style:style style:name="MonoElementm14m0m0m10m0m0m" style:family="paragraph" style:parent-style-name="ListParagraph">
      <style:paragraph-properties style:tab-stop-distance="1.27cm" fo:margin-top="0cm" fo:margin-bottom="0cm" fo:margin-left="1.27cm" fo:text-indent="0cm" fo:margin-right="0cm" fo:widows="2" fo:orphans="2"/>
    </style:style>
    <style:style style:name="MonoElementm15m0m0m10m0m0m" style:family="paragraph" style:parent-style-name="ListParagraph">
      <style:paragraph-properties style:tab-stop-distance="1.27cm" fo:margin-top="0cm" fo:margin-bottom="0cm" fo:margin-left="1.27cm" fo:text-indent="0cm" fo:margin-right="0cm" fo:widows="2" fo:orphans="2"/>
    </style:style>
    <style:style style:name="MonoElementm16m0m0m10m0m0m" style:family="paragraph" style:parent-style-name="ListParagraph">
      <style:paragraph-properties style:tab-stop-distance="1.27cm" fo:margin-top="0cm" fo:margin-bottom="0cm" fo:margin-left="1.27cm" fo:text-indent="0cm" fo:margin-right="0cm" fo:widows="2" fo:orphans="2"/>
    </style:style>
    <style:style style:name="MonoElementm17m0m0m10m0m0m" style:family="paragraph" style:parent-style-name="ListParagraph">
      <style:paragraph-properties style:tab-stop-distance="1.27cm" fo:margin-top="0cm" fo:margin-bottom="0cm" fo:margin-left="1.27cm" fo:text-indent="0cm" fo:margin-right="0cm" fo:widows="2" fo:orphans="2"/>
    </style:style>
    <style:style style:name="MonoElementm18m0m0m10m0m0m" style:family="paragraph" style:parent-style-name="ListParagraph">
      <style:paragraph-properties style:tab-stop-distance="1.27cm" fo:margin-top="0cm" fo:margin-bottom="0cm" fo:margin-left="1.27cm" fo:text-indent="0cm" fo:margin-right="0cm" fo:widows="2" fo:orphans="2"/>
    </style:style>
    <style:style style:name="MonoElementm19m0m0m10m0m0m" style:family="paragraph" style:parent-style-name="ListParagraph">
      <style:paragraph-properties style:tab-stop-distance="1.27cm" fo:margin-top="0cm" fo:margin-bottom="0cm" fo:margin-left="1.27cm" fo:text-indent="0cm" fo:margin-right="0cm" fo:widows="2" fo:orphans="2"/>
    </style:style>
    <style:style style:name="MonoElementm1m19m0m0m10m0m0m" style:family="text">
      <style:text-properties fo:font-weight="bold"/>
    </style:style>
    <style:style style:name="MonoElementm20m0m0m10m0m0m" style:family="paragraph" style:parent-style-name="ListParagraph">
      <style:paragraph-properties style:tab-stop-distance="1.27cm" fo:margin-top="0cm" fo:margin-bottom="0cm" fo:margin-left="1.27cm" fo:text-indent="0cm" fo:margin-right="0cm" fo:widows="2" fo:orphans="2"/>
    </style:style>
    <style:style style:name="MonoElementm21m0m0m10m0m0m" style:family="paragraph" style:parent-style-name="ListParagraph">
      <style:paragraph-properties style:tab-stop-distance="1.27cm" fo:margin-top="0cm" fo:margin-bottom="0cm" fo:margin-left="1.27cm" fo:text-indent="0cm" fo:margin-right="0cm" fo:widows="2" fo:orphans="2"/>
    </style:style>
    <style:style style:name="MonoElementm22m0m0m10m0m0m" style:family="paragraph" style:parent-style-name="ListParagraph">
      <style:paragraph-properties style:tab-stop-distance="1.27cm" fo:margin-top="0cm" fo:margin-bottom="0cm" fo:margin-left="1.27cm" fo:text-indent="0cm" fo:margin-right="0cm" fo:widows="2" fo:orphans="2"/>
    </style:style>
    <style:style style:name="MonoElementm23m0m0m10m0m0m" style:family="paragraph" style:parent-style-name="ListParagraph">
      <style:paragraph-properties style:tab-stop-distance="1.27cm" fo:margin-top="0cm" fo:margin-bottom="0cm" fo:margin-left="1.27cm" fo:text-indent="0cm" fo:margin-right="0cm" fo:widows="2" fo:orphans="2"/>
    </style:style>
    <style:style style:name="MonoElementm24m0m0m10m0m0m" style:family="paragraph" style:parent-style-name="ListParagraph">
      <style:paragraph-properties style:tab-stop-distance="1.27cm" fo:margin-top="0cm" fo:margin-bottom="0cm" fo:margin-left="1.27cm" fo:text-indent="0cm" fo:margin-right="0cm" fo:widows="2" fo:orphans="2"/>
    </style:style>
    <style:style style:name="MonoElementm25m0m0m10m0m0m" style:family="paragraph" style:parent-style-name="ListParagraph">
      <style:paragraph-properties style:tab-stop-distance="1.27cm" fo:margin-top="0cm" fo:margin-bottom="0cm" fo:margin-left="1.27cm" fo:text-indent="0cm" fo:margin-right="0cm" fo:widows="2" fo:orphans="2"/>
    </style:style>
    <style:style style:name="MonoElementm26m0m0m10m0m0m" style:family="paragraph" style:parent-style-name="ListParagraph">
      <style:paragraph-properties style:tab-stop-distance="1.27cm" fo:margin-top="0cm" fo:margin-bottom="0cm" fo:margin-left="1.27cm" fo:text-indent="0cm" fo:margin-right="0cm" fo:widows="2" fo:orphans="2"/>
    </style:style>
    <style:style style:name="MonoElementm1m26m0m0m10m0m0m" style:family="text">
      <style:text-properties fo:font-weight="bold"/>
    </style:style>
    <style:style style:name="MonoElementm27m0m0m10m0m0m" style:family="paragraph" style:parent-style-name="ListParagraph">
      <style:paragraph-properties style:tab-stop-distance="1.27cm" fo:margin-top="0cm" fo:margin-bottom="0cm" fo:margin-left="1.27cm" fo:text-indent="0cm" fo:margin-right="0cm" fo:widows="2" fo:orphans="2"/>
    </style:style>
    <style:style style:name="MonoElementm28m0m0m10m0m0m" style:family="paragraph" style:parent-style-name="ListParagraph">
      <style:paragraph-properties style:tab-stop-distance="1.27cm" fo:margin-top="0cm" fo:margin-bottom="0cm" fo:margin-left="1.27cm" fo:text-indent="0cm" fo:margin-right="0cm" fo:widows="2" fo:orphans="2"/>
    </style:style>
    <style:style style:name="MonoElementm29m0m0m10m0m0m" style:family="paragraph" style:parent-style-name="ListParagraph">
      <style:paragraph-properties style:tab-stop-distance="1.27cm" fo:margin-top="0cm" fo:margin-bottom="0cm" fo:margin-left="1.27cm" fo:text-indent="0cm" fo:margin-right="0cm" fo:widows="2" fo:orphans="2"/>
    </style:style>
    <style:style style:name="MonoElementm30m0m0m10m0m0m" style:family="paragraph" style:parent-style-name="ListParagraph">
      <style:paragraph-properties style:tab-stop-distance="1.27cm" fo:margin-top="0cm" fo:margin-bottom="0cm" fo:margin-left="1.27cm" fo:text-indent="0cm" fo:margin-right="0cm" fo:widows="2" fo:orphans="2"/>
    </style:style>
    <style:style style:name="MonoElementm31m0m0m10m0m0m" style:family="paragraph" style:parent-style-name="ListParagraph">
      <style:paragraph-properties style:tab-stop-distance="1.27cm" fo:margin-top="0cm" fo:margin-bottom="0cm" fo:margin-left="1.27cm" fo:text-indent="0cm" fo:margin-right="0cm" fo:widows="2" fo:orphans="2"/>
    </style:style>
    <style:style style:name="MonoElementm32m0m0m10m0m0m" style:family="paragraph" style:parent-style-name="ListParagraph">
      <style:paragraph-properties style:tab-stop-distance="1.27cm" fo:margin-top="0cm" fo:margin-bottom="0cm" fo:margin-left="1.27cm" fo:text-indent="0cm" fo:margin-right="0cm" fo:widows="2" fo:orphans="2"/>
    </style:style>
    <style:style style:name="MonoElementm33m0m0m10m0m0m" style:family="paragraph" style:parent-style-name="ListParagraph">
      <style:paragraph-properties style:tab-stop-distance="1.27cm" fo:margin-top="0cm" fo:margin-bottom="0cm" fo:margin-left="1.27cm" fo:text-indent="0cm" fo:margin-right="0cm" fo:widows="2" fo:orphans="2"/>
    </style:style>
    <style:style style:name="MonoElementm34m0m0m10m0m0m" style:family="paragraph" style:parent-style-name="ListParagraph">
      <style:paragraph-properties style:tab-stop-distance="1.27cm" fo:margin-top="0cm" fo:margin-bottom="0cm" fo:margin-left="0cm" fo:text-indent="0cm" fo:margin-right="0cm" fo:widows="2" fo:orphans="2"/>
      <style:text-properties fo:font-weight="bold"/>
    </style:style>
    <style:style style:name="MonoElementm35m0m0m10m0m0m" style:family="paragraph" style:parent-style-name="ListParagraph">
      <style:paragraph-properties style:tab-stop-distance="1.27cm" fo:margin-top="0cm" fo:margin-bottom="0cm" fo:margin-left="0cm" fo:text-indent="0cm" fo:margin-right="0cm" fo:widows="2" fo:orphans="2"/>
    </style:style>
    <style:style style:name="MonoElementm1m35m0m0m10m0m0m" style:family="text">
      <style:text-properties fo:font-weight="bold"/>
    </style:style>
    <style:style style:name="MonoElementm2m35m0m0m10m0m0m" style:family="text">
      <style:text-properties fo:font-weight="bold"/>
    </style:style>
    <style:style style:name="MonoElementm4m35m0m0m10m0m0m" style:family="text">
      <style:text-properties fo:font-style="italic"/>
    </style:style>
    <style:style style:name="MonoElementm36m0m0m10m0m0m" style:family="paragraph" style:parent-style-name="ListParagraph">
      <style:paragraph-properties style:tab-stop-distance="1.27cm" fo:margin-top="0cm" fo:margin-bottom="0cm" fo:margin-left="1.27cm" fo:text-indent="0cm" fo:margin-right="0cm" fo:widows="2" fo:orphans="2"/>
      <style:text-properties fo:font-weight="bold"/>
    </style:style>
    <style:style style:name="MonoElementm37m0m0m10m0m0m" style:family="paragraph" style:parent-style-name="ListParagraph">
      <style:paragraph-properties style:tab-stop-distance="1.27cm" fo:margin-top="0cm" fo:margin-bottom="0cm" fo:margin-left="1.27cm" fo:text-indent="0cm" fo:margin-right="0cm" fo:widows="2" fo:orphans="2"/>
    </style:style>
    <style:style style:name="MonoElementm1m37m0m0m10m0m0m" style:family="text">
      <style:text-properties fo:font-weight="bold"/>
    </style:style>
    <style:style style:name="MonoElementm38m0m0m10m0m0m" style:family="paragraph" style:parent-style-name="ListParagraph">
      <style:paragraph-properties style:tab-stop-distance="1.27cm" fo:margin-top="0cm" fo:margin-bottom="0cm" fo:margin-left="1.27cm" fo:text-indent="0cm" fo:margin-right="0cm" fo:widows="2" fo:orphans="2"/>
    </style:style>
    <style:style style:name="MonoElementm39m0m0m10m0m0m" style:family="paragraph" style:parent-style-name="ListParagraph">
      <style:paragraph-properties style:tab-stop-distance="1.27cm" fo:margin-top="0cm" fo:margin-bottom="0cm" fo:margin-left="1.27cm" fo:text-indent="0cm" fo:margin-right="0cm" fo:widows="2" fo:orphans="2"/>
    </style:style>
    <style:style style:name="MonoElementm40m0m0m10m0m0m" style:family="paragraph" style:parent-style-name="ListParagraph">
      <style:paragraph-properties style:tab-stop-distance="1.27cm" fo:margin-top="0cm" fo:margin-bottom="0cm" fo:margin-left="1.27cm" fo:text-indent="0cm" fo:margin-right="0cm" fo:widows="2" fo:orphans="2"/>
    </style:style>
    <style:style style:name="MonoElementm1m40m0m0m10m0m0m" style:family="text">
      <style:text-properties fo:font-weight="bold"/>
    </style:style>
    <style:style style:name="MonoElementm3m40m0m0m10m0m0m" style:family="text">
      <style:text-properties style:text-position="super 58%"/>
    </style:style>
    <style:style style:name="MonoElementm41m0m0m10m0m0m" style:family="paragraph" style:parent-style-name="ListParagraph">
      <style:paragraph-properties style:tab-stop-distance="1.27cm" fo:margin-top="0cm" fo:margin-bottom="0cm" fo:margin-left="1.27cm" fo:text-indent="0cm" fo:margin-right="0cm" fo:widows="2" fo:orphans="2"/>
    </style:style>
    <style:style style:name="MonoElementm42m0m0m10m0m0m" style:family="paragraph" style:parent-style-name="ListParagraph">
      <style:paragraph-properties style:tab-stop-distance="1.27cm" fo:margin-top="0cm" fo:margin-bottom="0cm" fo:margin-left="1.27cm" fo:text-indent="0cm" fo:margin-right="0cm" fo:widows="2" fo:orphans="2"/>
    </style:style>
    <style:style style:name="MonoElementm43m0m0m10m0m0m" style:family="paragraph" style:parent-style-name="ListParagraph">
      <style:paragraph-properties style:tab-stop-distance="1.27cm" fo:margin-top="0cm" fo:margin-bottom="0cm" fo:margin-left="1.27cm" fo:text-indent="0cm" fo:margin-right="0cm" fo:widows="2" fo:orphans="2"/>
    </style:style>
    <style:style style:name="MonoElementm1m43m0m0m10m0m0m" style:family="text">
      <style:text-properties fo:font-weight="bold"/>
    </style:style>
    <style:style style:name="MonoElementm6m43m0m0m10m0m0m" style:family="text">
      <style:text-properties fo:font-style="italic"/>
    </style:style>
    <style:style style:name="MonoElementm44m0m0m10m0m0m" style:family="paragraph" style:parent-style-name="ListParagraph">
      <style:paragraph-properties style:tab-stop-distance="1.27cm" fo:margin-top="0cm" fo:margin-bottom="0cm" fo:margin-left="0cm" fo:text-indent="0cm" fo:margin-right="0cm" fo:widows="2" fo:orphans="2"/>
    </style:style>
    <style:style style:name="MonoElementm2m44m0m0m10m0m0m" style:family="text">
      <style:text-properties fo:font-style="italic"/>
    </style:style>
    <style:style style:name="MonoElementm45m0m0m10m0m0m" style:family="paragraph" style:parent-style-name="ListParagraph">
      <style:paragraph-properties style:tab-stop-distance="1.27cm" fo:margin-top="0cm" fo:margin-bottom="0cm" fo:margin-left="0cm" fo:text-indent="0cm" fo:margin-right="0cm" fo:widows="2" fo:orphans="2"/>
    </style:style>
    <style:style style:name="MonoElementm46m0m0m10m0m0m" style:family="paragraph" style:parent-style-name="ListParagraph">
      <style:paragraph-properties style:tab-stop-distance="1.27cm" fo:margin-top="0cm" fo:margin-bottom="0cm" fo:margin-left="0cm" fo:text-indent="0cm" fo:margin-right="0cm" fo:widows="2" fo:orphans="2"/>
    </style:style>
    <style:style style:name="MonoElementm47m0m0m10m0m0m" style:family="paragraph" style:parent-style-name="ListParagraph">
      <style:paragraph-properties style:tab-stop-distance="1.27cm" fo:margin-top="0cm" fo:margin-bottom="0cm" fo:margin-left="1.27cm" fo:text-indent="0cm" fo:margin-right="0cm" fo:widows="2" fo:orphans="2"/>
    </style:style>
    <style:style style:name="MonoElementm48m0m0m10m0m0m" style:family="paragraph" style:parent-style-name="ListParagraph">
      <style:paragraph-properties style:tab-stop-distance="1.27cm" fo:margin-top="0cm" fo:margin-bottom="0cm" fo:margin-left="1.27cm" fo:text-indent="0cm" fo:margin-right="0cm" fo:widows="2" fo:orphans="2"/>
    </style:style>
    <style:style style:name="MonoElementm49m0m0m10m0m0m" style:family="paragraph" style:parent-style-name="ListParagraph">
      <style:paragraph-properties style:tab-stop-distance="1.27cm" fo:margin-top="0cm" fo:margin-bottom="0cm" fo:margin-left="1.27cm" fo:text-indent="0cm" fo:margin-right="0cm" fo:widows="2" fo:orphans="2"/>
    </style:style>
    <style:style style:name="MonoElementm50m0m0m10m0m0m" style:family="paragraph" style:parent-style-name="ListParagraph">
      <style:paragraph-properties style:tab-stop-distance="1.27cm" fo:margin-top="0cm" fo:margin-bottom="0cm" fo:margin-left="1.27cm" fo:text-indent="0cm" fo:margin-right="0cm" fo:widows="2" fo:orphans="2"/>
    </style:style>
    <style:style style:name="MonoElementm51m0m0m10m0m0m" style:family="paragraph" style:parent-style-name="ListParagraph">
      <style:paragraph-properties style:tab-stop-distance="1.27cm" fo:margin-top="0cm" fo:margin-bottom="0cm" fo:margin-left="1.27cm" fo:text-indent="0cm" fo:margin-right="0cm" fo:widows="2" fo:orphans="2"/>
    </style:style>
    <style:style style:name="MonoElementm52m0m0m10m0m0m" style:family="paragraph" style:parent-style-name="ListParagraph">
      <style:paragraph-properties style:tab-stop-distance="1.27cm" fo:margin-top="0cm" fo:margin-bottom="0cm" fo:margin-left="1.27cm" fo:text-indent="0cm" fo:margin-right="0cm" fo:widows="2" fo:orphans="2"/>
    </style:style>
    <style:style style:name="MonoElementm53m0m0m10m0m0m" style:family="paragraph" style:parent-style-name="ListParagraph">
      <style:paragraph-properties style:tab-stop-distance="1.27cm" fo:margin-top="0cm" fo:margin-bottom="0cm" fo:margin-left="1.27cm" fo:text-indent="0cm" fo:margin-right="0cm" fo:widows="2" fo:orphans="2"/>
    </style:style>
    <style:style style:name="MonoElementm54m0m0m10m0m0m" style:family="paragraph" style:parent-style-name="ListParagraph">
      <style:paragraph-properties style:tab-stop-distance="1.27cm" fo:margin-top="0cm" fo:margin-bottom="0cm" fo:margin-left="1.27cm" fo:text-indent="0cm" fo:margin-right="0cm" fo:widows="2" fo:orphans="2"/>
    </style:style>
    <style:style style:name="MonoElementm55m0m0m10m0m0m" style:family="paragraph" style:parent-style-name="ListParagraph">
      <style:paragraph-properties style:tab-stop-distance="1.27cm" fo:margin-top="0cm" fo:margin-bottom="0cm" fo:margin-left="1.27cm" fo:text-indent="0cm" fo:margin-right="0cm" fo:widows="2" fo:orphans="2"/>
    </style:style>
    <style:style style:name="MonoElementm56m0m0m10m0m0m" style:family="paragraph" style:parent-style-name="ListParagraph">
      <style:paragraph-properties style:tab-stop-distance="1.27cm" fo:margin-top="0cm" fo:margin-bottom="0cm" fo:margin-left="1.27cm" fo:text-indent="0cm" fo:margin-right="0cm" fo:widows="2" fo:orphans="2"/>
    </style:style>
    <style:style style:name="MonoElementm57m0m0m10m0m0m" style:family="paragraph" style:parent-style-name="ListParagraph">
      <style:paragraph-properties style:tab-stop-distance="1.27cm" fo:margin-top="0cm" fo:margin-bottom="0cm" fo:margin-left="1.27cm" fo:text-indent="0cm" fo:margin-right="0cm" fo:widows="2" fo:orphans="2"/>
    </style:style>
    <style:style style:name="MonoElementm58m0m0m10m0m0m" style:family="paragraph" style:parent-style-name="ListParagraph">
      <style:paragraph-properties style:tab-stop-distance="1.27cm" fo:margin-top="0cm" fo:margin-bottom="0cm" fo:margin-left="1.27cm" fo:text-indent="0cm" fo:margin-right="0cm" fo:widows="2" fo:orphans="2"/>
    </style:style>
    <style:style style:name="MonoElementm59m0m0m10m0m0m" style:family="paragraph" style:parent-style-name="ListParagraph">
      <style:paragraph-properties style:tab-stop-distance="1.27cm" fo:margin-top="0cm" fo:margin-bottom="0cm" fo:margin-left="1.27cm" fo:text-indent="0cm" fo:margin-right="0cm" fo:widows="2" fo:orphans="2"/>
    </style:style>
    <style:style style:name="MonoElementm60m0m0m10m0m0m" style:family="paragraph" style:parent-style-name="ListParagraph">
      <style:paragraph-properties style:tab-stop-distance="1.27cm" fo:margin-top="0cm" fo:margin-left="1.27cm" fo:text-indent="0cm" fo:margin-right="0cm" fo:widows="2" fo:orphans="2"/>
    </style:style>
    <text:list-style xmlns:xlink="http://www.w3.org/1999/xlink" style:name="L1">
      <text:list-level-style-number text:level="1" style:num-suffix="." style:num-format="1">
        <style:list-level-properties text:space-before=".635cm" text:min-label-width=".635cm" fo:text-align="left"/>
      </text:list-level-style-number>
      <text:list-level-style-number text:level="2" style:num-suffix="." style:num-format="a">
        <style:list-level-properties text:space-before="1.905cm" text:min-label-width=".635cm" fo:text-align="left"/>
      </text:list-level-style-number>
      <text:list-level-style-number text:level="3" style:num-suffix="." style:num-format="i">
        <style:list-level-properties text:space-before="3.493cm" text:min-label-width=".318cm" fo:text-align="left"/>
      </text:list-level-style-number>
      <text:list-level-style-number text:level="4" style:num-suffix="." style:num-format="1">
        <style:list-level-properties text:space-before="4.445cm" text:min-label-width=".635cm" fo:text-align="left"/>
      </text:list-level-style-number>
      <text:list-level-style-number text:level="5" style:num-suffix="." style:num-format="a">
        <style:list-level-properties text:space-before="5.715cm" text:min-label-width=".635cm" fo:text-align="left"/>
      </text:list-level-style-number>
      <text:list-level-style-number text:level="6" style:num-suffix="." style:num-format="i">
        <style:list-level-properties text:space-before="7.303cm" text:min-label-width=".318cm" fo:text-align="left"/>
      </text:list-level-style-number>
      <text:list-level-style-number text:level="7" style:num-suffix="." style:num-format="1">
        <style:list-level-properties text:space-before="8.255cm" text:min-label-width=".635cm" fo:text-align="left"/>
      </text:list-level-style-number>
      <text:list-level-style-number text:level="8" style:num-suffix="." style:num-format="a">
        <style:list-level-properties text:space-before="9.525cm" text:min-label-width=".635cm" fo:text-align="left"/>
      </text:list-level-style-number>
      <text:list-level-style-number text:level="9" style:num-suffix="." style:num-format="i">
        <style:list-level-properties text:space-before="11.113cm" text:min-label-width=".318cm" fo:text-align="left"/>
      </text:list-level-style-number>
    </text:list-style>
    <text:list-style xmlns:xlink="http://www.w3.org/1999/xlink" style:name="L2">
      <text:list-level-style-number text:level="1" style:num-suffix=")" style:num-format="a">
        <style:list-level-properties text:space-before="1.27cm" text:min-label-width=".635cm" fo:text-align="left"/>
      </text:list-level-style-number>
      <text:list-level-style-number text:level="2" style:num-suffix="." style:num-format="a">
        <style:list-level-properties text:space-before="2.54cm" text:min-label-width=".635cm" fo:text-align="left"/>
      </text:list-level-style-number>
      <text:list-level-style-number text:level="3" style:num-suffix="." style:num-format="i">
        <style:list-level-properties text:space-before="4.128cm" text:min-label-width=".318cm" fo:text-align="left"/>
      </text:list-level-style-number>
      <text:list-level-style-number text:level="4" style:num-suffix="." style:num-format="1">
        <style:list-level-properties text:space-before="5.08cm" text:min-label-width=".635cm" fo:text-align="left"/>
      </text:list-level-style-number>
      <text:list-level-style-number text:level="5" style:num-suffix="." style:num-format="a">
        <style:list-level-properties text:space-before="6.35cm" text:min-label-width=".635cm" fo:text-align="left"/>
      </text:list-level-style-number>
      <text:list-level-style-number text:level="6" style:num-suffix="." style:num-format="i">
        <style:list-level-properties text:space-before="7.938cm" text:min-label-width=".318cm" fo:text-align="left"/>
      </text:list-level-style-number>
      <text:list-level-style-number text:level="7" style:num-suffix="." style:num-format="1">
        <style:list-level-properties text:space-before="8.89cm" text:min-label-width=".635cm" fo:text-align="left"/>
      </text:list-level-style-number>
      <text:list-level-style-number text:level="8" style:num-suffix="." style:num-format="a">
        <style:list-level-properties text:space-before="10.16cm" text:min-label-width=".635cm" fo:text-align="left"/>
      </text:list-level-style-number>
      <text:list-level-style-number text:level="9" style:num-suffix="." style:num-format="i">
        <style:list-level-properties text:space-before="11.748cm" text:min-label-width=".318cm" fo:text-align="left"/>
      </text:list-level-style-number>
    </text:list-style>
    <text:list-style xmlns:xlink="http://www.w3.org/1999/xlink" style:name="L3">
      <text:list-level-style-number text:level="1" style:num-format="1" text:start-value="10">
        <style:list-level-properties text:space-before=".688cm" text:min-label-width=".635cm" fo:text-align="left"/>
      </text:list-level-style-number>
      <text:list-level-style-number text:level="2" style:num-suffix="." style:num-format="a">
        <style:list-level-properties text:space-before="1.958cm" text:min-label-width=".635cm" fo:text-align="left"/>
      </text:list-level-style-number>
      <text:list-level-style-number text:level="3" style:num-suffix="." style:num-format="i">
        <style:list-level-properties text:space-before="3.545cm" text:min-label-width=".318cm" fo:text-align="left"/>
      </text:list-level-style-number>
      <text:list-level-style-number text:level="4" style:num-suffix="." style:num-format="1">
        <style:list-level-properties text:space-before="4.498cm" text:min-label-width=".635cm" fo:text-align="left"/>
      </text:list-level-style-number>
      <text:list-level-style-number text:level="5" style:num-suffix="." style:num-format="a">
        <style:list-level-properties text:space-before="5.768cm" text:min-label-width=".635cm" fo:text-align="left"/>
      </text:list-level-style-number>
      <text:list-level-style-number text:level="6" style:num-suffix="." style:num-format="i">
        <style:list-level-properties text:space-before="7.355cm" text:min-label-width=".318cm" fo:text-align="left"/>
      </text:list-level-style-number>
      <text:list-level-style-number text:level="7" style:num-suffix="." style:num-format="1">
        <style:list-level-properties text:space-before="8.308cm" text:min-label-width=".635cm" fo:text-align="left"/>
      </text:list-level-style-number>
      <text:list-level-style-number text:level="8" style:num-suffix="." style:num-format="a">
        <style:list-level-properties text:space-before="9.578cm" text:min-label-width=".635cm" fo:text-align="left"/>
      </text:list-level-style-number>
      <text:list-level-style-number text:level="9" style:num-suffix="." style:num-format="i">
        <style:list-level-properties text:space-before="11.165cm" text:min-label-width=".318cm" fo:text-align="left"/>
      </text:list-level-style-number>
    </text:list-style>
  </office:automatic-styles>
  <office:body>
    <office:text>
      <text:user-field-decls/>
      <text:p text:style-name="MonoElementm0m0m0m10m0m0m"><text:span text:style-name="MonoElementm0m0m0m0m10m0m0m">Astronomy Lab </text:span><text:span text:style-name="MonoElementm1m0m0m0m10m0m0m">Extra Credit Assignment</text:span><text:s/>– Show all work for full credit!<text:tab/><text:tab/><text:tab/></text:p>
      <text:p text:style-name="MonoElementm1m0m0m10m0m0m">Name:__________________________</text:p>
      <text:p text:style-name="MonoElementm2m0m0m10m0m0m"/>
      <text:p text:style-name="MonoElementm3m0m0m10m0m0m"><text:span text:style-name="MonoElementm0m3m0m0m10m0m0m">Activity 1: </text:span><text:span text:style-name="MonoElementm1m3m0m0m10m0m0m">Find the best eyepiece.</text:span> You are given a set of eyepieces of various focal lengths with your telescope. The focal lengths of the eyepieces are in millimeters, and the focal length of your telescope is about 2000 mm. Choose the best eyepiece for the object you are viewing and tell why you chose it. (think<text:s/>about magnification and how it affects your field of view, remember Magnification=telescope F.L./eyepiece F.L.)</text:p>
      <text:p text:style-name="MonoElementm4m0m0m10m0m0m"/>
      <text:p text:style-name="MonoElementm5m0m0m10m0m0m"><text:span text:style-name="MonoElementm1m5m0m0m10m0m0m">Object 1: Mars</text:span></text:p>
      <text:p text:style-name="MonoElementm6m0m0m10m0m0m">Best eyepiece: _______mm</text:p>
      <text:p text:style-name="MonoElementm7m0m0m10m0m0m">Why is this the<text:s/>best eyepiece?</text:p>
      <text:p text:style-name="MonoElementm8m0m0m10m0m0m"/>
      <text:p text:style-name="MonoElementm9m0m0m10m0m0m"/>
      <text:p text:style-name="MonoElementm10m0m0m10m0m0m">What is the magnification for the eyepiece you have chosen?________________ times</text:p>
      <text:p text:style-name="MonoElementm11m0m0m10m0m0m"/>
      <text:p text:style-name="MonoElementm12m0m0m10m0m0m"><text:span text:style-name="MonoElementm1m12m0m0m10m0m0m">Object 2: the Pleiades</text:span></text:p>
      <text:p text:style-name="MonoElementm13m0m0m10m0m0m">Best eyepiece: ________ mm</text:p>
      <text:p text:style-name="MonoElementm14m0m0m10m0m0m">Why is this the<text:s/>best eyepiece? </text:p>
      <text:p text:style-name="MonoElementm15m0m0m10m0m0m"/>
      <text:p text:style-name="MonoElementm16m0m0m10m0m0m"/>
      <text:p text:style-name="MonoElementm17m0m0m10m0m0m">What is the magnification for the eyepiece you have chosen? ________________ times</text:p>
      <text:p text:style-name="MonoElementm18m0m0m10m0m0m"/>
      <text:p text:style-name="MonoElementm19m0m0m10m0m0m"><text:span text:style-name="MonoElementm1m19m0m0m10m0m0m">Object 3: Saturn</text:span></text:p>
      <text:p text:style-name="MonoElementm20m0m0m10m0m0m">Best eyepiece: _______mm</text:p>
      <text:p text:style-name="MonoElementm21m0m0m10m0m0m">Why is this the<text:s/>best eyepiece?</text:p>
      <text:p text:style-name="MonoElementm22m0m0m10m0m0m"/>
      <text:p text:style-name="MonoElementm23m0m0m10m0m0m"/>
      <text:p text:style-name="MonoElementm24m0m0m10m0m0m">What is the magnification for the eyepiece you have chosen?________________ times</text:p>
      <text:p text:style-name="MonoElementm25m0m0m10m0m0m"/>
      <text:p text:style-name="MonoElementm26m0m0m10m0m0m"><text:span text:style-name="MonoElementm1m26m0m0m10m0m0m">Object 4: the Moon</text:span></text:p>
      <text:p text:style-name="MonoElementm27m0m0m10m0m0m">Best eyepiece: _______mm</text:p>
      <text:p text:style-name="MonoElementm28m0m0m10m0m0m">Why is this the<text:s/>best eyepiece?</text:p>
      <text:p text:style-name="MonoElementm29m0m0m10m0m0m"/>
      <text:p text:style-name="MonoElementm30m0m0m10m0m0m"/>
      <text:p text:style-name="MonoElementm31m0m0m10m0m0m">What is the magnification for the eyepiece you have chosen?________________ times</text:p>
      <text:p text:style-name="MonoElementm32m0m0m10m0m0m"/>
      <text:p text:style-name="MonoElementm33m0m0m10m0m0m"/>
      <text:p text:style-name="MonoElementm34m0m0m10m0m0m"/>
      <text:p text:style-name="MonoElementm35m0m0m10m0m0m"><text:span text:style-name="MonoElementm1m35m0m0m10m0m0m">Activity 2: </text:span><text:span text:style-name="MonoElementm2m35m0m0m10m0m0m">How has the sky changed throughout the semester</text:span>? We know that the stars don’t always rise in the same places each night; otherwise we would be looking at the same constellations all year long. Due to our rotation around the sun, our sky will change by a certain number of <text:span text:style-name="MonoElementm4m35m0m0m10m0m0m">degrees per day</text:span><text:s/>over the course of a year.</text:p>
      <text:p text:style-name="MonoElementm36m0m0m10m0m0m"/>
      <text:p text:style-name="MonoElementm37m0m0m10m0m0m"><text:span text:style-name="MonoElementm1m37m0m0m10m0m0m">Calculate</text:span><text:s/>how many<text:s/>degrees per day the sky changes. Hint: think about how many degrees are in a circle (or orbit)<text:s/>and how many days are in a year.</text:p>
      <text:p text:style-name="MonoElementm38m0m0m10m0m0m"/>
      <text:p text:style-name="MonoElementm39m0m0m10m0m0m"/>
      <text:p text:style-name="MonoElementm40m0m0m10m0m0m"><text:span text:style-name="MonoElementm1m40m0m0m10m0m0m">Calculate</text:span><text:s/>how many degrees the sky has changed since the semester began January 19<text:span text:style-name="MonoElementm3m40m0m0m10m0m0m">th</text:span><text:s/>until now. </text:p>
      <text:p text:style-name="MonoElementm41m0m0m10m0m0m"/>
      <text:p text:style-name="MonoElementm42m0m0m10m0m0m"/>
      <text:p text:style-name="MonoElementm43m0m0m10m0m0m"><text:span text:style-name="MonoElementm1m43m0m0m10m0m0m">Draw</text:span><text:s/>From your previous<text:s/>answer of how many degrees the sky has changed over the months, we will draw a time elapsed picture of the <text:span text:style-name="MonoElementm6m43m0m0m10m0m0m">southern</text:span><text:s/>sky<text:s/>by approximating where the stars<text:s/>were at the beginning of the semester. </text:p>
      <text:list xmlns:xlink="http://www.w3.org/1999/xlink" text:style-name="L2" text:continue-numbering="true">
        <text:list-item>
          <text:p text:style-name="MonoElementm44m0m0m10m0m0m">Draw the constellations and a few bright stars in the southern sky as they appear <text:span text:style-name="MonoElementm2m44m0m0m10m0m0m">now</text:span>, labeling directions. Label the<text:s/>known stars and constellations. </text:p>
        </text:list-item>
        <text:list-item>
          <text:p text:style-name="MonoElementm45m0m0m10m0m0m">Using a protractor to measure<text:s/>out<text:s/>the angle the stars have moved, find the start position of the objects and draw (on the same picture) where they would have been at the beginning of the semester. Remember they would have been rising earlier than now.</text:p>
        </text:list-item>
        <text:list-item>
          <text:p text:style-name="MonoElementm46m0m0m10m0m0m">Connect the objects with arcing lines, indicating the direction of their paths over the semester. Label the beginning and end dates of your time elapsed sky. </text:p>
        </text:list-item>
      </text:list>
      <text:p text:style-name="MonoElementm47m0m0m10m0m0m"/>
      <text:p text:style-name="MonoElementm48m0m0m10m0m0m"/>
      <text:p text:style-name="MonoElementm49m0m0m10m0m0m"/>
      <text:p text:style-name="MonoElementm50m0m0m10m0m0m"/>
      <text:p text:style-name="MonoElementm51m0m0m10m0m0m"/>
      <text:p text:style-name="MonoElementm52m0m0m10m0m0m"/>
      <text:p text:style-name="MonoElementm53m0m0m10m0m0m"/>
      <text:p text:style-name="MonoElementm54m0m0m10m0m0m"/>
      <text:p text:style-name="MonoElementm55m0m0m10m0m0m"/>
      <text:p text:style-name="MonoElementm56m0m0m10m0m0m"/>
      <text:p text:style-name="MonoElementm57m0m0m10m0m0m"/>
      <text:p text:style-name="MonoElementm58m0m0m10m0m0m"/>
      <text:p text:style-name="MonoElementm59m0m0m10m0m0m"/>
      <text:p text:style-name="MonoElementm60m0m0m10m0m0m"/>
    </office:text>
  </office:body>
</office:document-content>
</file>

<file path=styles.xml><?xml version="1.0" encoding="utf-8"?>
<office:document-styles xmlns:office="urn:oasis:names:tc:opendocument:xmlns:office:1.0" xmlns:dc="http://purl.org/dc/elements/1.1/" xmlns:fo="urn:oasis:names:tc:opendocument:xmlns:xsl-fo-compatible:1.0" xmlns:svg="urn:oasis:names:tc:opendocument:xmlns:svg-compatible:1.0" xmlns:pcut="urn:cleverage:xmlns:post-processings:pcut" xmlns:text="urn:oasis:names:tc:opendocument:xmlns:text:1.0" xmlns:style="urn:oasis:names:tc:opendocument:xmlns:style:1.0">
  <office:font-face-decls>
    <style:font-face style:name="Times New Roman" svg:font-family="Times New Roman" style:font-family-generic="roman" style:font-pitch="variable"/>
    <style:font-face style:name="Calibri" svg:font-family="Calibri" style:font-family-generic="swiss" style:font-pitch="variable"/>
    <style:font-face style:name="Cambria" svg:font-family="Cambria" style:font-family-generic="roman" style:font-pitch="variable"/>
  </office:font-face-decls>
  <office:styles>
    <style:default-style style:family="paragraph">
      <style:paragraph-properties style:tab-stop-distance="1.27cm" fo:margin-bottom=".353cm" fo:line-height="115%"/>
      <style:text-properties style:font-name="Calibri" style:font-name-complex="none" style:font-name-asian="none" fo:font-size="11pt" style:font-size-complex="11pt" fo:language="en" fo:country="US" style:language-complex="ar" style:country-complex="SA" style:language-asian="en" style:country-asian="US" fo:margin-bottom=".353cm" fo:line-height="115%" style:use-window-font-color="true"/>
    </style:default-style>
    <style:default-style style:family="text">
      <style:text-properties style:font-name="Calibri" style:font-name-complex="none" style:font-name-asian="none" fo:font-size="11pt" style:font-size-complex="11pt" fo:language="en" fo:country="US" style:language-complex="ar" style:country-complex="SA" style:language-asian="en" style:country-asian="US" style:use-window-font-color="true"/>
    </style:default-style>
    <style:default-style style:family="table"/>
    <style:style style:name="Normal" style:display-name="Normal" style:family="paragraph">
      <style:paragraph-properties fo:margin-bottom=".353cm" fo:line-height="115%" fo:margin-left="0cm" fo:text-indent="0cm" fo:margin-right="0cm" fo:widows="2" fo:orphans="2"/>
    </style:style>
    <style:style style:name="DefaultParagraphFont" style:display-name="Default Paragraph Font" style:family="text">
      <style:text-properties/>
    </style:style>
    <style:style style:name="TableNormal" style:display-name="Normal Table" style:family="table"/>
    <style:style style:name="ListParagraph" style:display-name="List Paragraph" style:family="paragraph" style:parent-style-name="Normal">
      <style:paragraph-properties fo:margin-left="1.27cm" fo:text-indent="0cm" fo:margin-right="0cm" fo:widows="2" fo:orphans="2"/>
    </style:style>
    <style:style style:name="X3AS7TOCHyperlink" style:display-name="X3AS7TOCHyperlink" style:family="text" style:parent-style-name="DefaultParagraphFont">
      <style:text-properties fo:color="#000000" style:text-underline-style="none"/>
    </style:style>
    <style:style xmlns:pchar="urn:cleverage:xmlns:post-processings:characters"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style:style style:family="text" style:name="MonoElementm0m0m7m0m0m">
      <style:text-properties/>
    </style:style>
    <style:style style:family="text" style:name="MonoElementm1m0m7m0m0m">
      <style:text-properties/>
    </style:style>
    <style:style style:family="text" style:name="MonoElementm2m0m7m0m0m">
      <style:text-properties fo:font-weight="bold"/>
    </style:style>
  </office:styles>
  <office:automatic-styles>
    <style:page-layout style:name="PAGEMonoElementm61m0m0m10m0m0m">
      <style:page-layout-properties fo:page-width="21.59cm" fo:page-height="27.94cm" fo:margin-top="1.905cm" fo:margin-left="2.54cm" fo:margin-bottom="2.54cm" fo:margin-right="2.54cm">
        <style:footnote-sep style:distance-before-sep="0cm" style:distance-after-sep=".353cm" style:width="0.005cm" style:rel-width="30.8903694730466"/>
        <style:columns fo:column-count="1"/>
      </style:page-layout-properties>
    </style:page-layout>
  </office:automatic-styles>
  <office:master-styles>
    <style:master-page style:name="Standard" style:page-layout-name="PAGEMonoElementm61m0m0m10m0m0m"/>
  </office:master-styles>
</office:document-styles>
</file>

<file path=meta.xml><?xml version="1.0" encoding="utf-8"?>
<office:document-meta xmlns:office="urn:oasis:names:tc:opendocument:xmlns:office:1.0" xmlns="http://schemas.openxmlformats.org/officeDocument/2006/extended-properties" xmlns:dcterms="http://purl.org/dc/terms/" xmlns:dc="http://purl.org/dc/elements/1.1/" xmlns:meta="urn:oasis:names:tc:opendocument:xmlns:meta:1.0" xmlns:ex="http://schemas.openxmlformats.org/officeDocument/2006/extended-properties">
  <office:meta>
    <meta:generator>ODF Converter v1.0.0</meta:generator>
    <meta:initial-creator>Marian</meta:initial-creator>
    <meta:creation-date>2010-04-20T06:01:00Z</meta:creation-date>
    <dc:creator>Marian</dc:creator>
    <dc:date>2010-04-20T07:40:00Z</dc:date>
    <meta:editing-cycles>4</meta:editing-cycles>
    <meta:document-statistic/>
    <meta:editing-duration>PT1.65H0M0S</meta:editing-duration>
  </office:meta>
</office:document-meta>
</file>